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ONS TO GIVE THANKS (136:1-2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ASONS TO GIVE THANKS (136:1-2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God's goodness (136:1, 26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uniqueness (13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miracles (136:4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Because of his creative works (136:5-9, 2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Because of his creative works (136:5-9, 25)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made all nonliving things (136:5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cares for all living things (136:25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ASONS TO GIVE THANKS (136:1-26)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Because of God's goodness (136:1, 26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Because of his uniqueness (136:2-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Because of his miracles (136: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Because of his creative works (136:5-9, 2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ecause of his relationship to Israel (136:10-2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Because of his relationship to Israel (136:10-24)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performed miracles to get his people out of Egypt (136:10-1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brought his people into Canaan (136:17-2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REASONS TO GIVE THANKS (136:1-26)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Because of God's goodness (136:1, 2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Because of his uniqueness (136:2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Because of his miracles (136: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Because of his creative works (136:5-9, 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cause of his relationship to Israel (136:10-24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PSALM 136<text:s text:c="1"/>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REASONS TO GIVE THANKS (136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REFRAIN FOR GIVING THANKS (136:1-2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6 </dc:title>
    <meta:initial-creator>David STRICKLAND</meta:initial-creator>
    <dc:creator>David STRICKLAND</dc:creator>
    <meta:creation-date>2020-02-22T19:34:58Z</meta:creation-date>
    <dc:date>2020-02-22T19:34:59Z</dc:date>
    <meta:template xlink:href="BibleStudy" xlink:type="simple"/>
    <meta:editing-cycles>1</meta:editing-cycles>
    <meta:editing-duration>PT0S</meta:editing-duration>
    <meta:document-statistic meta:paragraph-count="28" meta:word-count="247"/>
  </office:meta>
</office:document-meta>
</file>